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1: Linear Regression w/ 100,000 x input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Run 1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704" calcext:value-type="float">
            <text:p>1737704</text:p>
          </table:table-cell>
          <table:table-cell office:value-type="float" office:value="1737719" calcext:value-type="float">
            <text:p>1737719</text:p>
          </table:table-cell>
          <table:table-cell office:value-type="float" office:value="1739024" calcext:value-type="float">
            <text:p>1739024</text:p>
          </table:table-cell>
          <table:table-cell office:value-type="float" office:value="1739212" calcext:value-type="float">
            <text:p>1739212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[.D4]-[.C4]" office:value-type="float" office:value="1305" calcext:value-type="float">
            <text:p>1305</text:p>
          </table:table-cell>
          <table:table-cell table:formula="of:=[.E4]-[.D4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98" calcext:value-type="float">
            <text:p>3206898</text:p>
          </table:table-cell>
          <table:table-cell office:value-type="float" office:value="3206932" calcext:value-type="float">
            <text:p>3206932</text:p>
          </table:table-cell>
          <table:table-cell office:value-type="float" office:value="3209350" calcext:value-type="float">
            <text:p>3209350</text:p>
          </table:table-cell>
          <table:table-cell office:value-type="float" office:value="3209689" calcext:value-type="float">
            <text:p>3209689</text:p>
          </table:table-cell>
          <table:table-cell/>
          <table:table-cell table:formula="of:=[.C5]-[.B5]" office:value-type="float" office:value="34" calcext:value-type="float">
            <text:p>34</text:p>
          </table:table-cell>
          <table:table-cell table:formula="of:=[.D5]-[.C5]" office:value-type="float" office:value="2418" calcext:value-type="float">
            <text:p>2418</text:p>
          </table:table-cell>
          <table:table-cell table:formula="of:=[.E5]-[.D5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6]-[.B6]" office:value-type="float" office:value="0" calcext:value-type="float">
            <text:p>0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7]-[.B7]" office:value-type="float" office:value="0" calcext:value-type="float">
            <text:p>0</text:p>
          </table:table-cell>
          <table:table-cell table:formula="of:=[.D7]-[.C7]" office:value-type="float" office:value="74" calcext:value-type="float">
            <text:p>74</text:p>
          </table:table-cell>
          <table:table-cell table:formula="of:=[.E7]-[.D7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2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74" calcext:value-type="float">
            <text:p>1737674</text:p>
          </table:table-cell>
          <table:table-cell office:value-type="float" office:value="1373689" calcext:value-type="float">
            <text:p>1373689</text:p>
          </table:table-cell>
          <table:table-cell office:value-type="float" office:value="1738994" calcext:value-type="float">
            <text:p>1738994</text:p>
          </table:table-cell>
          <table:table-cell office:value-type="float" office:value="1739182" calcext:value-type="float">
            <text:p>1739182</text:p>
          </table:table-cell>
          <table:table-cell/>
          <table:table-cell table:formula="of:=[.C11]-[.B11]" office:value-type="float" office:value="-363985" calcext:value-type="float">
            <text:p>-363985</text:p>
          </table:table-cell>
          <table:table-cell table:formula="of:=[.D11]-[.C11]" office:value-type="float" office:value="365305" calcext:value-type="float">
            <text:p>365305</text:p>
          </table:table-cell>
          <table:table-cell table:formula="of:=[.E11]-[.D11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48" calcext:value-type="float">
            <text:p>3206848</text:p>
          </table:table-cell>
          <table:table-cell office:value-type="float" office:value="3206882" calcext:value-type="float">
            <text:p>3206882</text:p>
          </table:table-cell>
          <table:table-cell office:value-type="float" office:value="3209300" calcext:value-type="float">
            <text:p>3209300</text:p>
          </table:table-cell>
          <table:table-cell office:value-type="float" office:value="3209639" calcext:value-type="float">
            <text:p>3209639</text:p>
          </table:table-cell>
          <table:table-cell/>
          <table:table-cell table:formula="of:=[.C12]-[.B12]" office:value-type="float" office:value="34" calcext:value-type="float">
            <text:p>34</text:p>
          </table:table-cell>
          <table:table-cell table:formula="of:=[.D12]-[.C12]" office:value-type="float" office:value="2418" calcext:value-type="float">
            <text:p>2418</text:p>
          </table:table-cell>
          <table:table-cell table:formula="of:=[.E12]-[.D12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13]-[.B13]" office:value-type="float" office:value="0" calcext:value-type="float">
            <text:p>0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14]-[.B14]" office:value-type="float" office:value="0" calcext:value-type="float">
            <text:p>0</text:p>
          </table:table-cell>
          <table:table-cell table:formula="of:=[.D14]-[.C14]" office:value-type="float" office:value="74" calcext:value-type="float">
            <text:p>74</text:p>
          </table:table-cell>
          <table:table-cell table:formula="of:=[.E14]-[.D14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3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701" calcext:value-type="float">
            <text:p>1737701</text:p>
          </table:table-cell>
          <table:table-cell office:value-type="float" office:value="1737716" calcext:value-type="float">
            <text:p>1737716</text:p>
          </table:table-cell>
          <table:table-cell office:value-type="float" office:value="1739021" calcext:value-type="float">
            <text:p>1739021</text:p>
          </table:table-cell>
          <table:table-cell office:value-type="float" office:value="1739209" calcext:value-type="float">
            <text:p>1739209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[.D18]-[.C18]" office:value-type="float" office:value="1305" calcext:value-type="float">
            <text:p>1305</text:p>
          </table:table-cell>
          <table:table-cell table:formula="of:=[.E18]-[.D18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93" calcext:value-type="float">
            <text:p>3206893</text:p>
          </table:table-cell>
          <table:table-cell office:value-type="float" office:value="3206927" calcext:value-type="float">
            <text:p>3206927</text:p>
          </table:table-cell>
          <table:table-cell office:value-type="float" office:value="3209345" calcext:value-type="float">
            <text:p>3209345</text:p>
          </table:table-cell>
          <table:table-cell office:value-type="float" office:value="3209684" calcext:value-type="float">
            <text:p>3209684</text:p>
          </table:table-cell>
          <table:table-cell/>
          <table:table-cell table:formula="of:=[.C19]-[.B19]" office:value-type="float" office:value="34" calcext:value-type="float">
            <text:p>34</text:p>
          </table:table-cell>
          <table:table-cell table:formula="of:=[.D19]-[.C19]" office:value-type="float" office:value="2418" calcext:value-type="float">
            <text:p>2418</text:p>
          </table:table-cell>
          <table:table-cell table:formula="of:=[.E19]-[.D19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20]-[.B20]" office:value-type="float" office:value="0" calcext:value-type="float">
            <text:p>0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E20]-[.D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table:number-columns-repeated="2"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21]-[.B21]" office:value-type="float" office:value="0" calcext:value-type="float">
            <text:p>0</text:p>
          </table:table-cell>
          <table:table-cell table:formula="of:=[.D21]-[.C21]" office:value-type="float" office:value="74" calcext:value-type="float">
            <text:p>74</text:p>
          </table:table-cell>
          <table:table-cell table:formula="of:=[.E21]-[.D21]"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un 4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737669" calcext:value-type="float">
            <text:p>1737669</text:p>
          </table:table-cell>
          <table:table-cell office:value-type="float" office:value="1737692" calcext:value-type="float">
            <text:p>1737692</text:p>
          </table:table-cell>
          <table:table-cell office:value-type="float" office:value="1738997" calcext:value-type="float">
            <text:p>1738997</text:p>
          </table:table-cell>
          <table:table-cell office:value-type="float" office:value="1739185" calcext:value-type="float">
            <text:p>1739185</text:p>
          </table:table-cell>
          <table:table-cell/>
          <table:table-cell table:formula="of:=[.C25]-[.B25]" office:value-type="float" office:value="23" calcext:value-type="float">
            <text:p>23</text:p>
          </table:table-cell>
          <table:table-cell table:formula="of:=[.D25]-[.C25]" office:value-type="float" office:value="1305" calcext:value-type="float">
            <text:p>1305</text:p>
          </table:table-cell>
          <table:table-cell table:formula="of:=[.E25]-[.D25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206839" calcext:value-type="float">
            <text:p>3206839</text:p>
          </table:table-cell>
          <table:table-cell office:value-type="float" office:value="3206887" calcext:value-type="float">
            <text:p>3206887</text:p>
          </table:table-cell>
          <table:table-cell office:value-type="float" office:value="3209305" calcext:value-type="float">
            <text:p>3209305</text:p>
          </table:table-cell>
          <table:table-cell office:value-type="float" office:value="3209644" calcext:value-type="float">
            <text:p>3209644</text:p>
          </table:table-cell>
          <table:table-cell/>
          <table:table-cell table:formula="of:=[.C26]-[.B26]" office:value-type="float" office:value="48" calcext:value-type="float">
            <text:p>48</text:p>
          </table:table-cell>
          <table:table-cell table:formula="of:=[.D26]-[.C26]" office:value-type="float" office:value="2418" calcext:value-type="float">
            <text:p>2418</text:p>
          </table:table-cell>
          <table:table-cell table:formula="of:=[.E26]-[.D26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formula="of:=[.C27]-[.B27]" office:value-type="float" office:value="0" calcext:value-type="float">
            <text:p>0</text:p>
          </table:table-cell>
          <table:table-cell table:formula="of:=[.D27]-[.C27]" office:value-type="float" office:value="0" calcext:value-type="float">
            <text:p>0</text:p>
          </table:table-cell>
          <table:table-cell table:formula="of:=[.E27]-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21367" calcext:value-type="float">
            <text:p>121367</text:p>
          </table:table-cell>
          <table:table-cell office:value-type="float" office:value="121370" calcext:value-type="float">
            <text:p>121370</text:p>
          </table:table-cell>
          <table:table-cell office:value-type="float" office:value="121444" calcext:value-type="float">
            <text:p>121444</text:p>
          </table:table-cell>
          <table:table-cell office:value-type="float" office:value="121461" calcext:value-type="float">
            <text:p>121461</text:p>
          </table:table-cell>
          <table:table-cell/>
          <table:table-cell table:formula="of:=[.C28]-[.B28]" office:value-type="float" office:value="3" calcext:value-type="float">
            <text:p>3</text:p>
          </table:table-cell>
          <table:table-cell table:formula="of:=[.D28]-[.C28]" office:value-type="float" office:value="74" calcext:value-type="float">
            <text:p>74</text:p>
          </table:table-cell>
          <table:table-cell table:formula="of:=[.E28]-[.D28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6:33:04.831287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4:28:19.812806525</meta:creation-date>
    <dc:date>2022-02-22T18:00:55.158336318</dc:date>
    <meta:editing-duration>PT22M22S</meta:editing-duration>
    <meta:editing-cycles>3</meta:editing-cycles>
    <meta:generator>LibreOffice/6.4.7.2$Linux_X86_64 LibreOffice_project/40$Build-2</meta:generator>
    <meta:document-statistic meta:table-count="1" meta:cell-count="161" meta:object-count="0"/>
  </office:meta>
</office:document-meta>
</file>